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9.3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N1 pin</text:p>
          </table:table-cell>
          <table:table-cell office:value-type="string">
            <text:p>Pin(chip)</text:p>
          </table:table-cell>
          <table:table-cell office:value-type="string">
            <text:p>Pin Arduino</text:p>
          </table:table-cell>
          <table:table-cell office:value-type="string">
            <text:p>Pin name</text:p>
          </table:table-cell>
          <table:table-cell office:value-type="string">
            <text:p><text:s/>Type</text:p>
          </table:table-cell>
          <table:table-cell office:value-type="string">
            <text:p>Main function / Alternate function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NRST </text:p>
          </table:table-cell>
          <table:table-cell office:value-type="string">
            <text:p>I/O</text:p>
          </table:table-cell>
          <table:table-cell office:value-type="string">
            <text:p>Reset 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SCIN/PA1 </text:p>
          </table:table-cell>
          <table:table-cell office:value-type="string">
            <text:p>I/O</text:p>
          </table:table-cell>
          <table:table-cell office:value-type="string">
            <text:p>Port A1 <text:s/>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SCOUT/PA2 </text:p>
          </table:table-cell>
          <table:table-cell office:value-type="string">
            <text:p>I/O</text:p>
          </table:table-cell>
          <table:table-cell office:value-type="string">
            <text:p>Port A2 <text:s/></text:p>
          </table:table-cell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/>
          <table:table-cell office:value-type="string">
            <text:p>GND</text:p>
          </table:table-cell>
          <table:table-cell office:value-type="string">
            <text:p>S</text:p>
          </table:table-cell>
          <table:table-cell office:value-type="string">
            <text:p>Digital ground 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ND</text:p>
          </table:table-cell>
          <table:table-cell office:value-type="string">
            <text:p>S</text:p>
          </table:table-cell>
          <table:table-cell office:value-type="string">
            <text:p>Digital ground 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VCAP</text:p>
          </table:table-cell>
          <table:table-cell office:value-type="string">
            <text:p>S</text:p>
          </table:table-cell>
          <table:table-cell office:value-type="string">
            <text:p>1.8 V regulator capacitor </text:p>
          </table:table-cell>
        </table:table-row>
        <table:table-row table:style-name="ro1">
          <table:table-cell/>
          <table:table-cell table:style-name="ce1" office:value-type="string">
            <text:p>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DD</text:p>
          </table:table-cell>
          <table:table-cell office:value-type="string">
            <text:p>S</text:p>
          </table:table-cell>
          <table:table-cell office:value-type="string">
            <text:p>Digital power supply</text:p>
          </table:table-cell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ort A3 Timer 2 - channel 3 / SPI master slave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Port F4 <text:s/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N2 pin</text:p>
          </table:table-cell>
          <table:table-cell office:value-type="string">
            <text:p>Pin(chip)</text:p>
          </table:table-cell>
          <table:table-cell office:value-type="string">
            <text:p>Pin Arduino</text:p>
          </table:table-cell>
          <table:table-cell office:value-type="string">
            <text:p>Pin name</text:p>
          </table:table-cell>
          <table:table-cell office:value-type="string">
            <text:p><text:s/>Type</text:p>
          </table:table-cell>
          <table:table-cell office:value-type="string">
            <text:p>Main function / Alternate functio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Port E5 SPI master slave 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office:value-type="string">
            <text:p>Port C1 Timer 1 - channel 1 / UART2 synchronous clock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office:value-type="string">
            <text:p>Port C2 Timer 1 - channel 2 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office:value-type="string">
            <text:p>Port C3 Timer 1 - channel 3 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office:value-type="string">
            <text:p>Port C4 Timer 1 - channel 4 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office:value-type="string">
            <text:p>Port C5 SPI clock 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Port C6 SPI master out / slave in 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Port C7 SPI master in / slave ou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N3 pin</text:p>
          </table:table-cell>
          <table:table-cell office:value-type="string">
            <text:p>Pin(chip)</text:p>
          </table:table-cell>
          <table:table-cell office:value-type="string">
            <text:p>Pin Arduino</text:p>
          </table:table-cell>
          <table:table-cell office:value-type="string">
            <text:p>Pin name</text:p>
          </table:table-cell>
          <table:table-cell office:value-type="string">
            <text:p><text:s/>Type</text:p>
          </table:table-cell>
          <table:table-cell office:value-type="string">
            <text:p>Main function / Alternate functio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" office:value-type="string">
            <text:p>4 </text:p>
          </table:table-cell>
          <table:table-cell office:value-type="string">
            <text:p>PB7/B1</text:p>
          </table:table-cell>
          <table:table-cell/>
          <table:table-cell office:value-type="string">
            <text:p>Port B7 <text:s/>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" office:value-type="string">
            <text:p>5 </text:p>
          </table:table-cell>
          <table:table-cell office:value-type="string">
            <text:p>PB6</text:p>
          </table:table-cell>
          <table:table-cell/>
          <table:table-cell office:value-type="string">
            <text:p>Port B6 <text:s/>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" office:value-type="string">
            <text:p>6 </text:p>
          </table:table-cell>
          <table:table-cell office:value-type="string">
            <text:p>PB5</text:p>
          </table:table-cell>
          <table:table-cell/>
          <table:table-cell office:value-type="string">
            <text:p>I/O Port B5 I2C data 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1" office:value-type="string">
            <text:p>7 </text:p>
          </table:table-cell>
          <table:table-cell office:value-type="string">
            <text:p>PB4</text:p>
          </table:table-cell>
          <table:table-cell/>
          <table:table-cell office:value-type="string">
            <text:p>I/O Port B4 I2C clock 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" office:value-type="string">
            <text:p>8 </text:p>
          </table:table-cell>
          <table:table-cell office:value-type="string">
            <text:p>PB3</text:p>
          </table:table-cell>
          <table:table-cell/>
          <table:table-cell office:value-type="string">
            <text:p>I/O Port B3 Analog input 3 / Timer 1 external trigger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1" office:value-type="string">
            <text:p>9 </text:p>
          </table:table-cell>
          <table:table-cell office:value-type="string">
            <text:p>PB2</text:p>
          </table:table-cell>
          <table:table-cell/>
          <table:table-cell office:value-type="string">
            <text:p>I/O Port B2 Analog input 2 / Timer 1 inverted channel 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office:value-type="string">
            <text:p>PB1</text:p>
          </table:table-cell>
          <table:table-cell/>
          <table:table-cell office:value-type="string">
            <text:p>I/O Port B1 Analog input 1 / Timer 1 inverted channel 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office:value-type="string">
            <text:p>PB0</text:p>
          </table:table-cell>
          <table:table-cell/>
          <table:table-cell office:value-type="string">
            <text:p>I/O Port B0 Analog input 0 / Timer 1 inverted channel 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N4 pin</text:p>
          </table:table-cell>
          <table:table-cell office:value-type="string">
            <text:p>Pin(chip)</text:p>
          </table:table-cell>
          <table:table-cell office:value-type="string">
            <text:p>Pin Arduino</text:p>
          </table:table-cell>
          <table:table-cell office:value-type="string">
            <text:p>Pin name</text:p>
          </table:table-cell>
          <table:table-cell office:value-type="string">
            <text:p><text:s/>Type</text:p>
          </table:table-cell>
          <table:table-cell office:value-type="string">
            <text:p>Main function / Alternate functio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PD0/LD1</text:p>
          </table:table-cell>
          <table:table-cell office:value-type="string">
            <text:p>I/O Port D0 Timer 1 - break input / configurable clock output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string">
            <text:p>PD1/SWIM</text:p>
          </table:table-cell>
          <table:table-cell office:value-type="string">
            <text:p>I/O Port D1 SWIM data interface 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PD2 I/O</text:p>
          </table:table-cell>
          <table:table-cell office:value-type="string">
            <text:p>Port D2 Timer 2 - channel 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string">
            <text:p>PD3 I/O</text:p>
          </table:table-cell>
          <table:table-cell office:value-type="string">
            <text:p>Port D3 Timer 2 - channel 2 / ADC external trigger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PD4 I/O</text:p>
          </table:table-cell>
          <table:table-cell office:value-type="string">
            <text:p>Port D4 Timer 2 - channel 1 / BEEP output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PD5 I/O</text:p>
          </table:table-cell>
          <table:table-cell office:value-type="string">
            <text:p>Port D5 UART1 data transmit 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>PD6 I/O</text:p>
          </table:table-cell>
          <table:table-cell office:value-type="string">
            <text:p>Port D6 UART1 data receive 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string">
            <text:p>PD7 I/O</text:p>
          </table:table-cell>
          <table:table-cell office:value-type="string">
            <text:p>Port D7 Top level interrupt / Timer 1 - channel 4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7:2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iwy</meta:initial-creator>
    <meta:creation-date>2021-11-19T18:22:57.10</meta:creation-date>
    <dc:date>2021-12-18T17:28:45.44</dc:date>
    <dc:creator>Robert Siwy</dc:creator>
    <meta:editing-duration>PT9M21S</meta:editing-duration>
    <meta:editing-cycles>3</meta:editing-cycles>
    <meta:generator>OpenOffice/4.1.7$Win32 OpenOffice.org_project/417m1$Build-9800</meta:generator>
    <meta:document-statistic meta:table-count="3" meta:cell-count="201" meta:object-count="0"/>
  </office:meta>
</office:document-meta>
</file>